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25-09-23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25-04-15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24-09-24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24-05-06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23-10-0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23-04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22-09-2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22-04-2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21-09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21-04-2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20-09-2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9-09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9-04-1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8-09-0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8-04-2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7-09-2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7-04-1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6-09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6-04-1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5-09-1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5-04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4-09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4-04-2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3-09-2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3-04-2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2-09-0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2-04-0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1-09-2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1-04-2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0-09-2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10-04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9-09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9-04-1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8-09-2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8-04-1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7-09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7-03-3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6-09-2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6-03-2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5-09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5-06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5-06-0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5-05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5-04-0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5-03-0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5-02-0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5-01-0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4-12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4-10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4-09-3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4-09-0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4-07-0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4-05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4-04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4-03-3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4-03-0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4-01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3-12-2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3-11-2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3-10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3-09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3-08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3-07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8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2</text:p>
          </table:table-cell>
          <table:table-cell office:value-type="string" calcext:value-type="string">
            <text:p>QA Eb 112</text:p>
          </table:table-cell>
          <table:table-cell office:value-type="string" calcext:value-type="string">
            <text:p>198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68" meta:object-count="0"/>
    <meta:user-defined meta:name="AppVersion">3.0</meta:user-defined>
  </office:meta>
</office:document-meta>
</file>